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2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7ec257" style:language-asian="en" style:country-asian="US"/>
    </style:style>
    <style:style style:name="P44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8034f8" style:language-asian="en" style:country-asian="US"/>
    </style:style>
    <style:style style:name="P4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6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3ce00" style:language-asian="en" style:country-asian="US"/>
    </style:style>
    <style:style style:name="P4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4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officeooo:paragraph-rsid="00878a95"/>
    </style:style>
    <style:style style:name="P50" style:family="paragraph" style:parent-style-name="Text_20_body">
      <style:text-properties fo:language="ca" fo:country="ES" officeooo:rsid="004e6e87" officeooo:paragraph-rsid="004e6e87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Preformatted_20_Text">
      <style:text-properties style:font-name="Courier New" fo:font-size="9pt" style:font-size-asian="9pt" style:font-size-complex="9pt"/>
    </style:style>
    <style:style style:name="P57" style:family="paragraph" style:parent-style-name="Preformatted_20_Text">
      <style:paragraph-properties fo:margin-top="0cm" fo:margin-bottom="0.499cm" loext:contextual-spacing="false"/>
    </style:style>
    <style:style style:name="P58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59" style:family="paragraph" style:parent-style-name="Standard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60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5" style:family="paragraph" style:parent-style-name="Standard" style:list-style-name="">
      <style:text-properties fo:language="ca" fo:country="ES" officeooo:paragraph-rsid="000b1b47"/>
    </style:style>
    <style:style style:name="P66" style:family="paragraph" style:parent-style-name="Standard" style:list-style-name="L2">
      <style:text-properties officeooo:rsid="005ff739" officeooo:paragraph-rsid="005969a7"/>
    </style:style>
    <style:style style:name="P67" style:family="paragraph" style:parent-style-name="Standard" style:list-style-name="L6">
      <style:text-properties officeooo:rsid="005ff739" officeooo:paragraph-rsid="006402eb"/>
    </style:style>
    <style:style style:name="P68" style:family="paragraph" style:parent-style-name="Standard" style:list-style-name="L6">
      <style:text-properties officeooo:rsid="006402eb" officeooo:paragraph-rsid="006402eb"/>
    </style:style>
    <style:style style:name="P69" style:family="paragraph" style:parent-style-name="Standard" style:list-style-name="L6">
      <style:text-properties officeooo:rsid="0065ddb6" officeooo:paragraph-rsid="0065ddb6"/>
    </style:style>
    <style:style style:name="P70" style:family="paragraph" style:parent-style-name="Standard" style:list-style-name="L6">
      <style:text-properties officeooo:rsid="00672415" officeooo:paragraph-rsid="00672415"/>
    </style:style>
    <style:style style:name="P7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2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73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39df9" officeooo:paragraph-rsid="007ec257" style:language-asian="en" style:country-asian="US"/>
    </style:style>
    <style:style style:name="P74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5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6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28906" officeooo:paragraph-rsid="007ec257" style:language-asian="en" style:country-asian="US"/>
    </style:style>
    <style:style style:name="P77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3fc32" officeooo:paragraph-rsid="007ec257" style:language-asian="en" style:country-asian="US"/>
    </style:style>
    <style:style style:name="P78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43850a" officeooo:paragraph-rsid="007ec257" style:language-asian="en" style:country-asian="US"/>
    </style:style>
    <style:style style:name="P79" style:family="paragraph" style:parent-style-name="Standard" style:list-style-name="L20">
      <style:paragraph-properties fo:margin-top="0.199cm" fo:margin-bottom="0.199cm" loext:contextual-spacing="false"/>
      <style:text-properties fo:language="ca" fo:country="ES" officeooo:rsid="0043850a" officeooo:paragraph-rsid="008034f8" style:language-asian="en" style:country-asian="US"/>
    </style:style>
    <style:style style:name="P80" style:family="paragraph" style:parent-style-name="Standard" style:list-style-name="L15">
      <style:paragraph-properties fo:margin-top="0.199cm" fo:margin-bottom="0.199cm" loext:contextual-spacing="false"/>
      <style:text-properties fo:language="ca" fo:country="ES" officeooo:rsid="0079d332" officeooo:paragraph-rsid="007ec257" style:language-asian="en" style:country-asian="US"/>
    </style:style>
    <style:style style:name="P81" style:family="paragraph" style:parent-style-name="Standard" style:list-style-name="L17">
      <style:paragraph-properties fo:margin-top="0.199cm" fo:margin-bottom="0.199cm" loext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82" style:family="paragraph" style:parent-style-name="Standard" style:list-style-name="L20">
      <style:paragraph-properties fo:margin-top="0.199cm" fo:margin-bottom="0.199cm" loext:contextual-spacing="false"/>
      <style:text-properties fo:language="ca" fo:country="ES" officeooo:rsid="0080b2bb" officeooo:paragraph-rsid="0080b2bb" style:language-asian="en" style:country-asian="US"/>
    </style:style>
    <style:style style:name="P83" style:family="paragraph" style:parent-style-name="Standard" style:list-style-name="L21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84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85" style:family="paragraph" style:parent-style-name="Standard" style:list-style-name="L14">
      <style:paragraph-properties fo:margin-top="0.199cm" fo:margin-bottom="0.199cm" loext:contextual-spacing="false"/>
      <style:text-properties officeooo:rsid="00828906" officeooo:paragraph-rsid="007ec257"/>
    </style:style>
    <style:style style:name="P8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87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88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89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90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91" style:family="paragraph" style:parent-style-name="Text_20_body" style:list-style-name="L22">
      <style:paragraph-properties fo:margin-top="0.199cm" fo:margin-bottom="0.199cm" loext:contextual-spacing="false"/>
      <style:text-properties fo:language="ca" fo:country="ES" officeooo:rsid="006fc3de" officeooo:paragraph-rsid="008034f8" style:language-asian="en" style:country-asian="US"/>
    </style:style>
    <style:style style:name="P92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751bb8" officeooo:paragraph-rsid="007ec257" style:language-asian="en" style:country-asian="US"/>
    </style:style>
    <style:style style:name="P9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9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95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96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97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98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99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100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101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102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03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711bc8" officeooo:paragraph-rsid="007ec257" style:language-asian="en" style:country-asian="US"/>
    </style:style>
    <style:style style:name="P104" style:family="paragraph" style:parent-style-name="List_20_Contents" style:list-style-name="L18">
      <style:paragraph-properties fo:margin-top="0.199cm" fo:margin-bottom="0.199cm" loext:contextual-spacing="false"/>
      <style:text-properties fo:language="ca" fo:country="ES" officeooo:rsid="00779879" officeooo:paragraph-rsid="008034f8" style:language-asian="en" style:country-asian="US"/>
    </style:style>
    <style:style style:name="P105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06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07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08" style:family="paragraph" style:parent-style-name="List_20_Contents" style:list-style-name="L1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ec257" style:language-asian="en" style:country-asian="US"/>
    </style:style>
    <style:style style:name="P109" style:family="paragraph" style:parent-style-name="List_20_Contents" style:list-style-name="L19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8034f8" style:language-asian="en" style:country-asian="US"/>
    </style:style>
    <style:style style:name="P11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1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112" style:family="paragraph" style:parent-style-name="Heading_20_2">
      <style:text-properties fo:language="ca" fo:country="ES" officeooo:rsid="004e6e87" officeooo:paragraph-rsid="004e6e87"/>
    </style:style>
    <style:style style:name="P113" style:family="paragraph" style:parent-style-name="Heading_20_2">
      <style:text-properties fo:language="ca" fo:country="ES" officeooo:rsid="004e6e87" officeooo:paragraph-rsid="006402eb"/>
    </style:style>
    <style:style style:name="P114" style:family="paragraph" style:parent-style-name="Heading_20_2">
      <style:text-properties fo:language="ca" fo:country="ES" officeooo:rsid="004e6e87" officeooo:paragraph-rsid="007ec257"/>
    </style:style>
    <style:style style:name="P115" style:family="paragraph" style:parent-style-name="Heading_20_2">
      <style:text-properties fo:language="ca" fo:country="ES" officeooo:rsid="004e6e87" officeooo:paragraph-rsid="008034f8"/>
    </style:style>
    <style:style style:name="P116" style:family="paragraph" style:parent-style-name="Heading_20_2">
      <style:text-properties officeooo:paragraph-rsid="006402eb"/>
    </style:style>
    <style:style style:name="P117" style:family="paragraph" style:parent-style-name="Heading_20_2">
      <style:text-properties officeooo:paragraph-rsid="007ec257"/>
    </style:style>
    <style:style style:name="P118" style:family="paragraph" style:parent-style-name="Heading_20_2">
      <style:text-properties officeooo:paragraph-rsid="008034f8"/>
    </style:style>
    <style:style style:name="P11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2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2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2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2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5" style:family="paragraph" style:parent-style-name="Heading_20_3">
      <style:text-properties officeooo:rsid="005969a7" officeooo:paragraph-rsid="005969a7"/>
    </style:style>
    <style:style style:name="P126" style:family="paragraph" style:parent-style-name="Heading_20_3">
      <style:text-properties officeooo:rsid="005969a7" officeooo:paragraph-rsid="006402eb"/>
    </style:style>
    <style:style style:name="P127" style:family="paragraph" style:parent-style-name="Heading_20_3">
      <style:text-properties officeooo:paragraph-rsid="004ead5c"/>
    </style:style>
    <style:style style:name="P128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29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30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31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32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33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34" style:family="paragraph" style:parent-style-name="Heading_20_3">
      <style:text-properties officeooo:paragraph-rsid="006402eb"/>
    </style:style>
    <style:style style:name="P13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3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3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3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034f8" style:language-asian="en" style:country-asian="US"/>
    </style:style>
    <style:style style:name="P139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4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41" style:family="paragraph" style:parent-style-name="Heading_20_1">
      <style:text-properties fo:language="ca" fo:country="ES"/>
    </style:style>
    <style:style style:name="P142" style:family="paragraph" style:parent-style-name="Heading_20_1">
      <style:text-properties fo:language="ca" fo:country="ES" officeooo:rsid="004e6e87" officeooo:paragraph-rsid="004e6e87"/>
    </style:style>
    <style:style style:name="P143" style:family="paragraph" style:parent-style-name="Heading_20_1">
      <style:text-properties fo:language="ca" fo:country="ES" officeooo:rsid="004e6e87" officeooo:paragraph-rsid="006402eb"/>
    </style:style>
    <style:style style:name="P144" style:family="paragraph" style:parent-style-name="Heading_20_1">
      <style:text-properties fo:language="ca" fo:country="ES" officeooo:rsid="004e6e87" officeooo:paragraph-rsid="006fc3de"/>
    </style:style>
    <style:style style:name="P145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146" style:family="paragraph" style:parent-style-name="Contents_20_Heading" style:master-page-name="Standard">
      <style:paragraph-properties style:page-number="auto" fo:break-before="page"/>
    </style:style>
    <style:style style:name="P147" style:family="paragraph">
      <loext:graphic-properties draw:fill="none"/>
      <style:paragraph-properties fo:text-align="start"/>
      <style:text-properties fo:font-size="18pt"/>
    </style:style>
    <style:style style:name="P148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style:text-underline-style="none" officeooo:rsid="00672415" style:language-asian="en" style:country-asian="US"/>
    </style:style>
    <style:style style:name="T23" style:family="text">
      <style:text-properties fo:language="ca" fo:country="ES" style:text-underline-style="none" officeooo:rsid="0065ffa6" style:language-asian="en" style:country-asian="US"/>
    </style:style>
    <style:style style:name="T24" style:family="text">
      <style:text-properties fo:language="ca" fo:country="ES" style:text-underline-style="none" officeooo:rsid="00782a47" style:language-asian="en" style:country-asian="US"/>
    </style:style>
    <style:style style:name="T25" style:family="text">
      <style:text-properties officeooo:rsid="004ead5c"/>
    </style:style>
    <style:style style:name="T26" style:family="text">
      <style:text-properties fo:font-weight="bold" officeooo:rsid="0052784f" fo:background-color="transparent" loext:char-shading-value="0" style:font-weight-asian="bold" style:font-weight-complex="bold"/>
    </style:style>
    <style:style style:name="T27" style:family="text">
      <style:text-properties fo:font-weight="bold" officeooo:rsid="00585e4a" style:font-weight-asian="bold" style:font-weight-complex="bold"/>
    </style:style>
    <style:style style:name="T28" style:family="text">
      <style:text-properties fo:font-weight="bold" officeooo:rsid="006402eb" style:font-weight-asian="bold" style:font-weight-complex="bold"/>
    </style:style>
    <style:style style:name="T29" style:family="text">
      <style:text-properties fo:font-weight="bold" officeooo:rsid="006d3931" style:font-weight-asian="bold" style:font-weight-complex="bold"/>
    </style:style>
    <style:style style:name="T30" style:family="text">
      <style:text-properties fo:font-weight="bold" officeooo:rsid="00809be9" style:font-weight-asian="bold" style:font-weight-complex="bold"/>
    </style:style>
    <style:style style:name="T31" style:family="text">
      <style:text-properties fo:font-weight="bold" officeooo:rsid="008034f8" style:font-weight-asian="bold" style:font-weight-complex="bold"/>
    </style:style>
    <style:style style:name="T32" style:family="text">
      <style:text-properties fo:font-weight="bold" officeooo:rsid="0085bcbe" style:font-weight-asian="bold" style:font-weight-complex="bold"/>
    </style:style>
    <style:style style:name="T33" style:family="text">
      <style:text-properties officeooo:rsid="0057089a"/>
    </style:style>
    <style:style style:name="T34" style:family="text">
      <style:text-properties officeooo:rsid="00585e4a"/>
    </style:style>
    <style:style style:name="T35" style:family="text">
      <style:text-properties officeooo:rsid="00591cff"/>
    </style:style>
    <style:style style:name="T36" style:family="text">
      <style:text-properties officeooo:rsid="005969a7"/>
    </style:style>
    <style:style style:name="T37" style:family="text">
      <style:text-properties officeooo:rsid="005dcaac"/>
    </style:style>
    <style:style style:name="T38" style:family="text">
      <style:text-properties officeooo:rsid="006402eb"/>
    </style:style>
    <style:style style:name="T39" style:family="text">
      <style:text-properties style:font-name="Courier New" fo:font-size="9pt" style:font-size-asian="9pt" style:font-size-complex="9pt"/>
    </style:style>
    <style:style style:name="T40" style:family="text">
      <style:text-properties style:font-name="Courier New" fo:font-size="8pt" style:font-size-asian="8pt" style:font-size-complex="8pt"/>
    </style:style>
    <style:style style:name="T41" style:family="text">
      <style:text-properties style:font-name="Courier New" fo:font-size="8pt" officeooo:rsid="006c01f8" style:font-size-asian="8pt" style:font-size-complex="8pt"/>
    </style:style>
    <style:style style:name="T42" style:family="text">
      <style:text-properties style:font-name="Courier New" fo:font-size="8pt" officeooo:rsid="0083ce00" style:font-size-asian="8pt" style:font-size-complex="8pt"/>
    </style:style>
    <style:style style:name="T43" style:family="text">
      <style:text-properties officeooo:rsid="00649516"/>
    </style:style>
    <style:style style:name="T44" style:family="text">
      <style:text-properties officeooo:rsid="0065ffa6"/>
    </style:style>
    <style:style style:name="T45" style:family="text">
      <style:text-properties officeooo:rsid="006c4f36"/>
    </style:style>
    <style:style style:name="T46" style:family="text">
      <style:text-properties officeooo:rsid="006d3931"/>
    </style:style>
    <style:style style:name="T47" style:family="text">
      <style:text-properties officeooo:rsid="006fc3de"/>
    </style:style>
    <style:style style:name="T48" style:family="text">
      <style:text-properties officeooo:rsid="0074d44a"/>
    </style:style>
    <style:style style:name="T49" style:family="text">
      <style:text-properties style:font-name="Noto Sans" fo:font-size="11pt" style:font-size-asian="11pt" style:font-size-complex="11pt"/>
    </style:style>
    <style:style style:name="T50" style:family="text">
      <style:text-properties officeooo:rsid="007891d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7d10c9"/>
    </style:style>
    <style:style style:name="T53" style:family="text">
      <style:text-properties officeooo:rsid="0082eefb"/>
    </style:style>
    <style:style style:name="T54" style:family="text">
      <style:text-properties officeooo:rsid="008034f8"/>
    </style:style>
    <style:style style:name="T55" style:family="text">
      <style:text-properties officeooo:rsid="00838f03"/>
    </style:style>
    <style:style style:name="T56" style:family="text">
      <style:text-properties officeooo:rsid="0083ce00"/>
    </style:style>
    <style:style style:name="T57" style:family="text">
      <style:text-properties officeooo:rsid="0085bcbe"/>
    </style:style>
    <style:style style:name="T58" style:family="text">
      <style:text-properties fo:font-weight="normal" officeooo:rsid="0085bcbe" style:font-weight-asian="normal" style:font-weight-complex="normal"/>
    </style:style>
    <style:style style:name="T59" style:family="text">
      <style:text-properties officeooo:rsid="00878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8.299cm" svg:width="5.74cm" svg:height="5.399cm" draw:z-index="3"><draw:image xlink:href="Pictures/10000201000003BE0000034876C9E9E5D991FD91.png" xlink:type="simple" xlink:show="embed" xlink:actuate="onLoad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146">Índex</text:p>
          </text:index-title>
          <text:p text:style-name="P62"><text:a xlink:type="simple" xlink:href="#__RefHeading___Toc3280_64491606" text:style-name="Index_20_Link" text:visited-style-name="Index_20_Link">Historial de versions<text:tab/>3</text:a></text:p>
          <text:p text:style-name="P62"><text:a xlink:type="simple" xlink:href="#__RefHeading___Toc5636_2443218625" text:style-name="Index_20_Link" text:visited-style-name="Index_20_Link">1. Introducció<text:tab/>4</text:a></text:p>
          <text:p text:style-name="P62"><text:a xlink:type="simple" xlink:href="#__RefHeading___Toc5638_2443218625" text:style-name="Index_20_Link" text:visited-style-name="Index_20_Link">2. Versió 1.1.0<text:tab/>4</text:a></text:p>
          <text:p text:style-name="P62"><text:a xlink:type="simple" xlink:href="#__RefHeading___Toc1419_2224171145" text:style-name="Index_20_Link" text:visited-style-name="Index_20_Link">3. Migració de 1.1.5 a 1.1.6<text:tab/>4</text:a></text:p>
          <text:p text:style-name="P63"><text:a xlink:type="simple" xlink:href="#__RefHeading___Toc5640_2443218625" text:style-name="Index_20_Link" text:visited-style-name="Index_20_Link">3.1. Llistat de Millores Github<text:tab/>4</text:a></text:p>
          <text:p text:style-name="P63"><text:a xlink:type="simple" xlink:href="#__RefHeading___Toc1864_1972297109" text:style-name="Index_20_Link" text:visited-style-name="Index_20_Link">3.2. Canvis Web Back<text:tab/>4</text:a></text:p>
          <text:p text:style-name="P63"><text:a xlink:type="simple" xlink:href="#__RefHeading___Toc1868_1972297109" text:style-name="Index_20_Link" text:visited-style-name="Index_20_Link">3.3. Canvis Web Front<text:tab/>5</text:a></text:p>
          <text:p text:style-name="P63"><text:a xlink:type="simple" xlink:href="#__RefHeading___Toc1870_1972297109" text:style-name="Index_20_Link" text:visited-style-name="Index_20_Link">3.4. Sistemes<text:tab/>5</text:a></text:p>
          <text:p text:style-name="P63"><text:a xlink:type="simple" xlink:href="#__RefHeading___Toc1872_1972297109" text:style-name="Index_20_Link" text:visited-style-name="Index_20_Link">3.5. Desenvolupador<text:tab/>5</text:a></text:p>
          <text:p text:style-name="P63"><text:a xlink:type="simple" xlink:href="#__RefHeading___Toc1874_1972297109" text:style-name="Index_20_Link" text:visited-style-name="Index_20_Link">3.6. Altres<text:tab/>5</text:a></text:p>
          <text:p text:style-name="P62"><text:a xlink:type="simple" xlink:href="#__RefHeading___Toc1419_22241711451" text:style-name="Index_20_Link" text:visited-style-name="Index_20_Link">4. Migració de 1.1.6 a 1.1.7<text:tab/>6</text:a></text:p>
          <text:p text:style-name="P63"><text:a xlink:type="simple" xlink:href="#__RefHeading___Toc5640_24432186251" text:style-name="Index_20_Link" text:visited-style-name="Index_20_Link">4.1. Llistat de Millores Github<text:tab/>6</text:a></text:p>
          <text:p text:style-name="P63"><text:a xlink:type="simple" xlink:href="#__RefHeading___Toc1864_19722971091" text:style-name="Index_20_Link" text:visited-style-name="Index_20_Link">4.2. Canvis Web Back<text:tab/>6</text:a></text:p>
          <text:p text:style-name="P63"><text:a xlink:type="simple" xlink:href="#__RefHeading___Toc1868_19722971091" text:style-name="Index_20_Link" text:visited-style-name="Index_20_Link">4.3. Canvis Web Front<text:tab/>7</text:a></text:p>
          <text:p text:style-name="P63"><text:a xlink:type="simple" xlink:href="#__RefHeading___Toc1870_19722971091" text:style-name="Index_20_Link" text:visited-style-name="Index_20_Link">4.4. Sistemes<text:tab/>7</text:a></text:p>
          <text:p text:style-name="P63"><text:a xlink:type="simple" xlink:href="#__RefHeading___Toc1872_19722971091" text:style-name="Index_20_Link" text:visited-style-name="Index_20_Link">4.5. Desenvolupador<text:tab/>8</text:a></text:p>
          <text:p text:style-name="P63"><text:a xlink:type="simple" xlink:href="#__RefHeading___Toc1874_19722971091" text:style-name="Index_20_Link" text:visited-style-name="Index_20_Link">4.6. Altres<text:tab/>8</text:a></text:p>
          <text:p text:style-name="P62"><text:a xlink:type="simple" xlink:href="#__RefHeading___Toc639_2443939350" text:style-name="Index_20_Link" text:visited-style-name="Index_20_Link">5. Migració de 1.1.7 a 1.1.8<text:tab/>8</text:a></text:p>
          <text:p text:style-name="P63"><text:a xlink:type="simple" xlink:href="#__RefHeading___Toc4524_596115327" text:style-name="Index_20_Link" text:visited-style-name="Index_20_Link">5.1. Llistat de Millores Github<text:tab/>8</text:a></text:p>
          <text:p text:style-name="P63"><text:a xlink:type="simple" xlink:href="#__RefHeading___Toc1864_197229710911" text:style-name="Index_20_Link" text:visited-style-name="Index_20_Link">5.2. Canvis Web Back<text:tab/>8</text:a></text:p>
          <text:p text:style-name="P63"><text:a xlink:type="simple" xlink:href="#__RefHeading___Toc4526_596115327" text:style-name="Index_20_Link" text:visited-style-name="Index_20_Link">5.3. Canvis Web Front<text:tab/>9</text:a></text:p>
          <text:p text:style-name="P63"><text:a xlink:type="simple" xlink:href="#__RefHeading___Toc4528_596115327" text:style-name="Index_20_Link" text:visited-style-name="Index_20_Link">5.4. Sistemes<text:tab/>9</text:a></text:p>
          <text:p text:style-name="P63"><text:a xlink:type="simple" xlink:href="#__RefHeading___Toc1866_19722971091" text:style-name="Index_20_Link" text:visited-style-name="Index_20_Link">5.5. Desenvolupador<text:tab/>9</text:a></text:p>
          <text:p text:style-name="P62"><text:a xlink:type="simple" xlink:href="#__RefHeading___Toc4530_596115327" text:style-name="Index_20_Link" text:visited-style-name="Index_20_Link">6. Migració de 1.1.8 a 1.1.9<text:tab/>10</text:a></text:p>
          <text:p text:style-name="P63"><text:a xlink:type="simple" xlink:href="#__RefHeading___Toc4532_596115327" text:style-name="Index_20_Link" text:visited-style-name="Index_20_Link">6.1. Llistat de Millores Github<text:tab/>10</text:a></text:p>
          <text:p text:style-name="P63"><text:a xlink:type="simple" xlink:href="#__RefHeading___Toc1864_1972297109111" text:style-name="Index_20_Link" text:visited-style-name="Index_20_Link">6.2. Canvis Web Back<text:tab/>10</text:a></text:p>
          <text:p text:style-name="P63"><text:a xlink:type="simple" xlink:href="#__RefHeading___Toc4534_596115327" text:style-name="Index_20_Link" text:visited-style-name="Index_20_Link">6.3. Canvis Web Front<text:tab/>11</text:a></text:p>
          <text:p text:style-name="P63"><text:a xlink:type="simple" xlink:href="#__RefHeading___Toc4536_596115327" text:style-name="Index_20_Link" text:visited-style-name="Index_20_Link">6.4. Sistemes<text:tab/>11</text:a></text:p>
          <text:p text:style-name="P63"><text:a xlink:type="simple" xlink:href="#__RefHeading___Toc1866_197229710911" text:style-name="Index_20_Link" text:visited-style-name="Index_20_Link">6.5. Desenvolupador<text:tab/>11</text:a></text:p>
        </text:index-body>
      </text:table-of-content>
      <text:h text:style-name="P110" text:outline-level="1"/>
      <text:h text:style-name="P111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65" text:outline-level="1"/>
      <text:h text:style-name="P65" text:outline-level="1"/>
      <text:h text:style-name="P65" text:outline-level="1"/>
      <text:h text:style-name="P65" text:outline-level="1"/>
      <text:h text:style-name="P71" text:outline-level="1"/>
      <text:h text:style-name="P65" text:outline-level="1"/>
      <text:h text:style-name="P65" text:outline-level="1"/>
      <text:h text:style-name="P65" text:outline-level="1"/>
      <text:h text:style-name="P14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6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142" text:outline-level="1"><text:bookmark-start text:name="__RefHeading___Toc5638_2443218625"/>Versió 1.<text:span text:style-name="T33">1</text:span>.0<text:bookmark-end text:name="__RefHeading___Toc5638_2443218625"/></text:h>
      <text:p text:style-name="P50"/>
      <text:p text:style-name="P50"><text:tab/>Per la instal·lació d’una versió neta del producte consulta el document «Manual d’Instal·lació»</text:p>
      <text:h text:style-name="P142" text:outline-level="1"><text:bookmark-start text:name="__RefHeading___Toc1419_2224171145"/>Migració de 1.<text:span text:style-name="T33">1</text:span>.<text:span text:style-name="T33">5</text:span> a 1.<text:span text:style-name="T33">1</text:span>.<text:span text:style-name="T33">6</text:span><text:bookmark-end text:name="__RefHeading___Toc1419_2224171145"/></text:h>
      <text:p text:style-name="P11"><text:tab/></text:p>
      <text:h text:style-name="P112" text:outline-level="2"><text:bookmark-start text:name="__RefHeading___Toc5640_2443218625"/>Llistat de Millores <text:span text:style-name="T37">Github</text:span><text:bookmark-end text:name="__RefHeading___Toc5640_2443218625"/></text:h>
      <text:list xml:id="list386000877" text:style-name="L1">
        <text:list-item>
          <text:p text:style-name="P86">FALTA: <text:span text:style-name="T35">ES DEFINEIX AL FINAL DEL PROJECT</text:span></text:p>
        </text:list-item>
      </text:list>
      <text:p text:style-name="P41"><text:tab/></text:p>
      <text:h text:style-name="Heading_20_2" text:outline-level="2"><text:bookmark-start text:name="__RefHeading___Toc1864_1972297109"/>Canvis <text:s/>Web <text:span text:style-name="T36">Back</text:span><text:bookmark-end text:name="__RefHeading___Toc1864_1972297109"/></text:h>
      <text:h text:style-name="P125" text:outline-level="3"><text:bookmark-start text:name="__RefHeading___Toc657_4016845891"/>Canvis SuperAdministrador<text:bookmark-end text:name="__RefHeading___Toc657_4016845891"/></text:h>
      <text:list xml:id="list421064650" text:style-name="L2">
        <text:list-item>
          <text:p text:style-name="P66">Nou plugin de tipus front de Notib :requereix de <text:s/>configuració.</text:p>
        </text:list-item>
      </text:list>
      <text:p text:style-name="P17"/>
      <text:h text:style-name="P127" text:outline-level="3"><text:bookmark-start text:name="__RefHeading___Toc1866_1972297109"/>Canvis <text:span text:style-name="T36">Administrador d’Entitat</text:span><text:bookmark-end text:name="__RefHeading___Toc1866_1972297109"/></text:h>
      <text:list xml:id="list3564770153" text:style-name="L3">
        <text:list-item>
          <text:p text:style-name="P93">Ara quan entres va directament a la pipella amb més privilegis enlloc d’anar a la Presentació.</text:p>
        </text:list-item>
        <text:list-item>
          <text:p text:style-name="P105"><text:span text:style-name="T16">N</text:span><text:span text:style-name="T15">ous camps dins entitat de Suport FAQ, Dubtes/Queixes i Suport Tècnic.</text:span></text:p>
        </text:list-item>
        <text:list-item>
          <text:p text:style-name="P94"><text:soft-page-break/>Nou plugin notib: l’administrador d’entitat ha de decidir si el vol afegir a la seva entitat.</text:p>
        </text:list-item>
        <text:list-item>
          <text:p text:style-name="P95">Nou plugin de Dades Personals: actualment mostra les mateixes dades que l’opció de menú però en breu hauria d’incloure molta més informació obtinguda de PINBAL.</text:p>
        </text:list-item>
      </text:list>
      <text:p text:style-name="P40"><text:s/></text:p>
      <text:h text:style-name="P119" text:outline-level="2"><text:bookmark-start text:name="__RefHeading___Toc1868_1972297109"/>Canvis <text:span text:style-name="T36">Web Front</text:span><text:bookmark-end text:name="__RefHeading___Toc1868_1972297109"/></text:h>
      <text:list xml:id="list1922863027" text:style-name="L4">
        <text:list-item>
          <text:p text:style-name="P106"><text:span text:style-name="T17">B</text:span><text:span text:style-name="T15">arra d’accés </text:span><text:span text:style-name="T18">ràpid.</text:span></text:p>
          <text:p text:style-name="P107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28" text:outline-level="3"><text:bookmark-start text:name="__RefHeading___Toc720_4016845891"/>Propietats de Sistema i Propietats Globals<text:bookmark-end text:name="__RefHeading___Toc720_4016845891"/></text:h>
      <text:list xml:id="list40195284" text:style-name="L5">
        <text:list-item>
          <text:p text:style-name="P97">Obligatorietat de definir el directori on guardar fitxers</text:p>
        </text:list-item>
        <text:list-item>
          <text:p text:style-name="P97"/>
        </text:list-item>
      </text:list>
      <text:p text:style-name="P32"/>
      <text:h text:style-name="P130" text:outline-level="3"><text:bookmark-start text:name="__RefHeading___Toc722_4016845891"/>Actualitzar BBDD<text:bookmark-end text:name="__RefHeading___Toc722_4016845891"/></text:h>
      <text:p text:style-name="P38"><text:tab/><text:span text:style-name="T34">Hi ha hagut certs canvis de Base de Dades, d'aquí que s’hagi d’executar l’script SQL </text:span><text:span text:style-name="T27">update_from_1.1.5_to_1.1.6_schema .sql.</text:span><text:span text:style-name="T34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5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143" text:outline-level="1"><text:bookmark-start text:name="__RefHeading___Toc1419_22241711451"/>Migració de 1.<text:span text:style-name="T33">1</text:span>.<text:span text:style-name="T38">6</text:span> a 1.<text:span text:style-name="T33">1</text:span>.<text:span text:style-name="T43">7</text:span><text:bookmark-end text:name="__RefHeading___Toc1419_22241711451"/></text:h>
      <text:p text:style-name="P15"><text:tab/></text:p>
      <text:h text:style-name="P113" text:outline-level="2"><text:bookmark-start text:name="__RefHeading___Toc5640_24432186251"/>Llistat de Millores <text:span text:style-name="T37">Github</text:span><text:bookmark-end text:name="__RefHeading___Toc5640_24432186251"/></text:h>
      <text:list xml:id="list135957675577689" text:continue-list="list386000877" text:style-name="L1">
        <text:list-item>
          <text:p text:style-name="P87">FALTA: <text:span text:style-name="T35">ES DEFINEIX AL FINAL DEL PROJECT</text:span></text:p>
        </text:list-item>
      </text:list>
      <text:p text:style-name="P42"><text:tab/></text:p>
      <text:h text:style-name="P116" text:outline-level="2"><text:bookmark-start text:name="__RefHeading___Toc1864_19722971091"/>Canvis <text:s/>Web <text:span text:style-name="T36">Back</text:span><text:bookmark-end text:name="__RefHeading___Toc1864_19722971091"/></text:h>
      <text:h text:style-name="P126" text:outline-level="3"><text:bookmark-start text:name="__RefHeading___Toc657_40168458911"/>Canvis SuperAdministrador<text:bookmark-end text:name="__RefHeading___Toc657_40168458911"/></text:h>
      <text:list xml:id="list2685216861" text:style-name="L6">
        <text:list-item>
          <text:p text:style-name="P67">Nou plugin de <text:span text:style-name="T38">Dades Personals</text:span> :requereix de <text:s/>configuració.</text:p>
        </text:list-item>
        <text:list-item>
          <text:p text:style-name="P68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55"><text:span text:style-name="Source_20_Text"><text:span text:style-name="T39">es.caib.carpeta.pluginsib.carpetafront.notib.logo=EMPTY</text:span></text:span></text:p>
            <text:p text:style-name="Preformatted_20_Text"><text:span text:style-name="Source_20_Text"><text:span text:style-name="T39">es.caib.carpeta.pluginsib.carpetafront.regweb.logo=http://otae.fundaciobit.org/downloads/carpeta/logo.jpg</text:span></text:span></text:p>
            <text:p text:style-name="Preformatted_20_Text"><text:span text:style-name="Source_20_Text"><text:span text:style-name="T39">es.caib.carpeta.pluginsib.carpetafront.sistra.logo=c:\\icones\\dibuix.png</text:span></text:span></text:p>
            <text:p text:style-name="P56"/>
            <text:p text:style-name="Preformatted_20_Text"><text:span text:style-name="Source_20_Text"><text:span text:style-name="T39"># En aquest cas s'utilitza la icona definida dins del Plugin</text:span></text:span></text:p>
            <text:p text:style-name="P57"><text:span text:style-name="Source_20_Text"><text:span text:style-name="T39"># es.caib.carpeta.pluginsib.carpetafront.reactexample.logo=</text:span></text:span></text:p>
          </table:table-cell>
        </table:table-row>
      </table:table>
      <text:list xml:id="list135957895431818" text:continue-numbering="true" text:style-name="L6">
        <text:list-item>
          <text:p text:style-name="P69">Nova gestió d’Idiomes Suportats al Back/Front</text:p>
        </text:list-item>
        <text:list-item>
          <text:p text:style-name="P70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53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134" text:outline-level="3"><text:bookmark-start text:name="__RefHeading___Toc1866_19722971092"/><text:soft-page-break/>Canvis <text:span text:style-name="T36">Administrador d’Entitat</text:span><text:bookmark-end text:name="__RefHeading___Toc1866_19722971092"/></text:h>
      <text:list xml:id="list135957430660393" text:continue-list="list3564770153" text:style-name="L3">
        <text:list-item>
          <text:p text:style-name="P96"><text:span text:style-name="T45">H</text:span>i ha un tipus d'enllaç anomenat Tipus- Plugin o tipus psuedo-plugin que actua com un plugin però enllaça amb un pàgina externa en un altre pipella. <text:s/><text:span text:style-name="T45">Fins ara, a</text:span>quest <text:span text:style-name="T45">tipus d’</text:span>enllaç es po<text:span text:style-name="T45">dia</text:span> donar d'alta al Back però no apareix<text:span text:style-name="T45">ia</text:span> al front. <text:span text:style-name="T45">S’ha fet</text:span> que sigui visible al front a la part del menú lateral dret.</text:p>
        </text:list-item>
      </text:list>
      <text:h text:style-name="P120" text:outline-level="2"><text:bookmark-start text:name="__RefHeading___Toc1868_19722971091"/>Canvis <text:span text:style-name="T36">Web Front</text:span><text:bookmark-end text:name="__RefHeading___Toc1868_19722971091"/></text:h>
      <text:list xml:id="list4208931882" text:style-name="L7">
        <text:list-item>
          <text:p text:style-name="P98">S’inclou la possibilitat de reprendre tràmits anònims des de la pàgina principal.</text:p>
        </text:list-item>
      </text:list>
      <text:h text:style-name="P116" text:outline-level="2"><text:bookmark-start text:name="__RefHeading___Toc1870_19722971091"/>Sistemes<text:bookmark-end text:name="__RefHeading___Toc1870_19722971091"/></text:h>
      <text:h text:style-name="P129" text:outline-level="3"><text:bookmark-start text:name="__RefHeading___Toc720_40168458911"/>Propietats de Sistema i Propietats Globals<text:bookmark-end text:name="__RefHeading___Toc720_40168458911"/></text:h>
      <text:list xml:id="list645719625" text:style-name="L8">
        <text:list-item>
          <text:p text:style-name="P100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51">es.caib.carpeta.loginib.aplicaciondescripcion=CARPETA</text:p>
          </table:table-cell>
        </table:table-row>
      </table:table>
      <text:list xml:id="list3745510635" text:style-name="L9">
        <text:list-item>
          <text:p text:style-name="P99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52">es.caib.carpeta.pluginsib.carpetafront.sistra1.url=<text:span text:style-name="T44">URL<text:line-break/></text:span>es.caib.carpeta.pluginsib.carpetafront.sistra1.user=<text:span text:style-name="T44">USER<text:line-break/></text:span>es.caib.carpeta.pluginsib.carpetafront.sistra1.pass=<text:span text:style-name="T44">PASS</text:span></text:p>
          </table:table-cell>
        </table:table-row>
      </table:table>
      <text:list xml:id="list135957236314587" text:continue-numbering="true" text:style-name="L9">
        <text:list-item>
          <text:p text:style-name="P72">Eliminar del fitxer carpeta.properties l’entrada «es.caib.carpeta.notificaciones.url»</text:p>
        </text:list-item>
        <text:list-item>
          <text:p text:style-name="P84"><text:span text:style-name="T22">Afegir dins del fitxer </text:span><text:span text:style-name="T24">p</text:span><text:span text:style-name="T23">ropietats al fitxer carpeta.system.properties </text:span><text:span text:style-name="T22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60"><text:span text:style-name="T40">#PINBAL<text:line-break/>es.caib.carpeta.pluginsib.carpetafront.dadespersonals.pinbal.baseurl=https://proves.caib.es/pinbal<text:line-break/>es.caib.carpeta.pluginsib.carpetafront.dadespersonals.pinbal.username=</text:span><text:span text:style-name="T41">$</text:span><text:span text:style-name="T40">carpeta_pinbal<text:line-break/>es.caib.carpeta.pluginsib.carpetafront.dadespersonals.pinbal.password=</text:span><text:span text:style-name="T41">PASSWORD</text:span></text:p>
          </table:table-cell>
        </table:table-row>
      </table:table>
      <text:p text:style-name="P58"/>
      <text:h text:style-name="P131" text:outline-level="3"><text:bookmark-start text:name="__RefHeading___Toc722_40168458911"/>Actualitzar BBDD<text:bookmark-end text:name="__RefHeading___Toc722_40168458911"/></text:h>
      <text:p text:style-name="P38"><text:tab/><text:span text:style-name="T34">Hi ha hagut certs canvis de Base de Dades, d'aquí que s’hagi d’executar l’script SQL </text:span><text:span text:style-name="T27">update_from_1.1.</text:span><text:span text:style-name="T28">6</text:span><text:span text:style-name="T27">_to_1.1.</text:span><text:span text:style-name="T28">7_</text:span><text:span text:style-name="T29">schema</text:span><text:span text:style-name="T27">.sql.</text:span><text:span text:style-name="T34"> Hi ha versions postgresql i oracle.</text:span></text:p>
      <text:p text:style-name="P36"><text:soft-page-break/><text:tab/><text:span text:style-name="T46">Hi ha una versió dels scripts de migració per l’entitat CAIB dins </text:span><text:span text:style-name="T29">oracle/update_schema_from_1.1.6_to_1.1.7_caib.sql</text:span><text:span text:style-name="T46"> amb la creació dels següents tablespaces: CARPETA_DADES, CARPETA_LOB i CARPETA_INDEX.</text:span></text:p>
      <text:h text:style-name="P116" text:outline-level="2"><text:bookmark-start text:name="__RefHeading___Toc1872_19722971091"/>Desenvolupador<text:bookmark-end text:name="__RefHeading___Toc1872_19722971091"/></text:h>
      <text:list xml:id="list3712339300" text:style-name="L10">
        <text:list-item>
          <text:p text:style-name="P101">S’han canviat els packages del projecte de persistència de es.caib.carpeta.jpa a es.caib.carpeta.persistence</text:p>
        </text:list-item>
        <text:list-item>
          <text:p text:style-name="P101">La nomenclatura de les interfaces EJB de carpeta-ejb i carpeta-logic ha passat d’acabar en Local a acabar en Service</text:p>
        </text:list-item>
      </text:list>
      <text:h text:style-name="P116" text:outline-level="2"><text:bookmark-start text:name="__RefHeading___Toc1874_19722971091"/>Altres<text:bookmark-end text:name="__RefHeading___Toc1874_19722971091"/></text:h>
      <text:p text:style-name="P33"/>
      <text:h text:style-name="P144" text:outline-level="1"><text:bookmark-start text:name="__RefHeading___Toc639_2443939350"/>Migració de 1.<text:span text:style-name="T33">1</text:span>.<text:span text:style-name="T47">7</text:span> a 1.<text:span text:style-name="T33">1</text:span>.<text:span text:style-name="T47">8</text:span><text:bookmark-end text:name="__RefHeading___Toc639_2443939350"/></text:h>
      <text:p text:style-name="P16"><text:tab/></text:p>
      <text:h text:style-name="P114" text:outline-level="2"><text:bookmark-start text:name="__RefHeading___Toc4524_596115327"/>Llistat de Millores <text:span text:style-name="T37">Github</text:span><text:bookmark-end text:name="__RefHeading___Toc4524_596115327"/></text:h>
      <text:list xml:id="list670777774" text:style-name="L11">
        <text:list-item>
          <text:p text:style-name="P88">FALTA: <text:span text:style-name="T35">ES DEFINEIX AL FINAL DEL PROJECT</text:span></text:p>
        </text:list-item>
      </text:list>
      <text:p text:style-name="P43"><text:tab/></text:p>
      <text:h text:style-name="P117" text:outline-level="2"><text:bookmark-start text:name="__RefHeading___Toc1864_197229710911"/>Canvis <text:s/>Web <text:span text:style-name="T36">Back</text:span><text:bookmark-end text:name="__RefHeading___Toc1864_197229710911"/></text:h>
      <text:h text:style-name="P135" text:outline-level="3"><text:bookmark-start text:name="__RefHeading___Toc657_401684589111"/>Canvis SuperAdministrado<text:span text:style-name="T47">r</text:span><text:bookmark-end text:name="__RefHeading___Toc657_401684589111"/></text:h>
      <text:list xml:id="list2945921422" text:style-name="L12">
        <text:list-item>
          <text:p text:style-name="P73">Es permet definir emprant codi HTML la pàgina de Inici no autenticada del front din<text:span text:style-name="T50">s</text:span> de les dades de l’Entitat</text:p>
        </text:list-item>
        <text:list-item>
          <text:p text:style-name="P74">S’ha afegit un camp «contextPath» de tipus String a Plugin per a que des de l’adreça del navegador del Front no aparegui el pluginID sinó aquest camp.</text:p>
        </text:list-item>
      </text:list>
      <text:p text:style-name="P45"/>
      <text:h text:style-name="P137" text:outline-level="3">Canvis Administrador d’Entitat</text:h>
      <text:list xml:id="list3323074348" text:style-name="L13">
        <text:list-item>
          <text:p text:style-name="P102">S’han creat Seccions, que permeten agrupar en forma d’arbre plugins i enlla<text:span text:style-name="T48">ç</text:span>os de tipus pseudo-plugin</text:p>
        </text:list-item>
        <text:list-item>
          <text:p text:style-name="P103"><text:soft-page-break/>Els enllaços de Tipus Plugin (PseudoPlugin ) ara poden definir una descripció.</text:p>
        </text:list-item>
        <text:list-item>
          <text:p text:style-name="P75">S’ha afegit un camp «contextPath» de tipus String a <text:span text:style-name="T49">Secció</text:span> per a que des de l’adreça del navegador del Front no aparegui el <text:span text:style-name="T49">seccio</text:span>ID sinó aquest camp.</text:p>
          <text:p text:style-name="P108"/>
        </text:list-item>
      </text:list>
      <text:p text:style-name="P34"/>
      <text:h text:style-name="P121" text:outline-level="2"><text:bookmark-start text:name="__RefHeading___Toc4526_596115327"/>Canvis Web Front<text:bookmark-end text:name="__RefHeading___Toc4526_596115327"/></text:h>
      <text:list xml:id="list711281659" text:style-name="L14">
        <text:list-item>
          <text:p text:style-name="P85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76">El canvi d’entitat, quan ja s’ha <text:span text:style-name="T53">accedit</text:span> a alguna <text:span text:style-name="T53">entitat,</text:span> es fa a través d’un component React.</text:p>
        </text:list-item>
        <text:list-item>
          <text:p text:style-name="P77">S’han afegit les rutes a les url’s de cada component.</text:p>
          <text:p text:style-name="P78"/>
        </text:list-item>
      </text:list>
      <text:h text:style-name="P123" text:outline-level="2"><text:bookmark-start text:name="__RefHeading___Toc4528_596115327"/>Sistemes<text:bookmark-end text:name="__RefHeading___Toc4528_596115327"/></text:h>
      <text:h text:style-name="P139" text:outline-level="3">Propietats de Sistema i Propietats Globals</text:h>
      <text:list xml:id="list226435737" text:style-name="L15">
        <text:list-item>
          <text:p text:style-name="P80">Al API REST de Dades Obertes, es pot limitar la consulta entre dates amb la definició de la propietat global «<text:span text:style-name="T51">es.caib.carpeta.accesosmaxd</text:span><text:span text:style-name="T52">ie</text:span><text:span text:style-name="T51">s</text:span>». Si no hi ha definida aquesta propietat, el valor per defecte és «365».</text:p>
        </text:list-item>
      </text:list>
      <text:h text:style-name="P132" text:outline-level="3">Actualitzar BBDD</text:h>
      <text:p text:style-name="P38"><text:tab/><text:span text:style-name="T34">Hi ha hagut certs canvis de Base de Dades, d'aquí que s’hagi d’executar l’script SQL </text:span><text:span text:style-name="T27">update_from_1.1.</text:span><text:span text:style-name="T30">7_</text:span><text:span text:style-name="T27">to_1.1.</text:span><text:span text:style-name="T30">8_</text:span><text:span text:style-name="T27">schema.sql.</text:span><text:span text:style-name="T34"> Hi ha versions postgresql i oracle.</text:span></text:p>
      <text:p text:style-name="P37"><text:tab/><text:span text:style-name="T46">Hi ha una versió dels scripts de migració per l’entitat CAIB dins </text:span><text:span text:style-name="T29">oracle/update_schema_from_1.1.</text:span><text:span text:style-name="T30">7</text:span><text:span text:style-name="T29">_to_1.1.</text:span><text:span text:style-name="T30">8</text:span><text:span text:style-name="T29">_caib.sql</text:span><text:span text:style-name="T46"> amb la creació dels següents tablespaces: CARPETA_SECCIO. També hi ha hagut canvis als tablespaces: CARPETA_ENLLAZ, CARPETA_PLUGINENTITAT.</text:span></text:p>
      <text:p text:style-name="P48"/>
      <text:h text:style-name="P121" text:outline-level="2"><text:bookmark-start text:name="__RefHeading___Toc1866_19722971091"/>Desenvolupador<text:bookmark-end text:name="__RefHeading___Toc1866_19722971091"/></text:h>
      <text:list xml:id="list3579971406" text:style-name="L16">
        <text:list-item>
          <text:p text:style-name="P90">S’ha eliminat el directori carpeta-logic i s’ha fusionat amb carpeta-ejb. Els EJB de es.caib.carpeta.ejb seran no edita<text:span text:style-name="T50">b</text:span>les i els del package es.caib.carpeta.logic seràn els que abans hi havia a carp<text:span text:style-name="T50">e</text:span>ta-logic.</text:p>
        </text:list-item>
        <text:list-item>
          <text:p text:style-name="P92"><text:soft-page-break/>S’ha eliminat els scripts de genapp.</text:p>
        </text:list-item>
      </text:list>
      <text:h text:style-name="P145" text:outline-level="1"><text:bookmark-start text:name="__RefHeading___Toc4530_596115327"/>Migració de 1.<text:span text:style-name="T33">1</text:span>.<text:span text:style-name="T54">8</text:span> a 1.<text:span text:style-name="T33">1</text:span>.<text:span text:style-name="T54">9</text:span><text:bookmark-end text:name="__RefHeading___Toc4530_596115327"/></text:h>
      <text:h text:style-name="P115" text:outline-level="2"><text:bookmark-start text:name="__RefHeading___Toc4532_596115327"/>Llistat de Millores <text:span text:style-name="T37">Github</text:span><text:bookmark-end text:name="__RefHeading___Toc4532_596115327"/></text:h>
      <text:list xml:id="list135956383309304" text:continue-list="list670777774" text:style-name="L11">
        <text:list-item>
          <text:p text:style-name="P89">FALTA: <text:span text:style-name="T35">ES DEFINEIX AL FINAL DEL PROJECT</text:span></text:p>
        </text:list-item>
      </text:list>
      <text:p text:style-name="P44"><text:tab/></text:p>
      <text:h text:style-name="P118" text:outline-level="2"><text:bookmark-start text:name="__RefHeading___Toc1864_1972297109111"/>Canvis <text:s/>Web <text:span text:style-name="T36">Back</text:span><text:bookmark-end text:name="__RefHeading___Toc1864_1972297109111"/></text:h>
      <text:h text:style-name="P136" text:outline-level="3"><text:bookmark-start text:name="__RefHeading___Toc657_4016845891111"/>Canvis SuperAdministrado<text:span text:style-name="T47">r</text:span><text:bookmark-end text:name="__RefHeading___Toc657_4016845891111"/></text:h>
      <text:list xml:id="list1615311869" text:style-name="L17">
        <text:list-item>
          <text:p text:style-name="P81">S’han de definir les següents propietats al plugin de Sistra ja que quan es troba amb un tràmit de tipus REGISTRO, es connecta amb el component de «RegwebDetallComponent» <text:span text:style-name="T56">a la </text:span>API de Regweb:<text:line-break/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4"># <text:span text:style-name="T55">Dades </text:span>Regweb</text:p>
            <text:p text:style-name="P54">es.caib.carpeta.pluginsib.carpetafront.regweb32.url=[=SP["es.caib.carpeta.pluginsib.carpetafront.regweb32.url"]]</text:p>
            <text:p text:style-name="P54">es.caib.carpeta.pluginsib.carpetafront.regweb32.user=[=SP["es.caib.carpeta.pluginsib.carpetafront.regweb32.user"]]</text:p>
            <text:p text:style-name="P54">es.caib.carpeta.pluginsib.carpetafront.regweb32.pass=[=SP["es.caib.carpeta.pluginsib.carpetafront.regweb32.pass"]]</text:p>
            <text:p text:style-name="P54">es.caib.carpeta.pluginsib.carpetafront.<text:span text:style-name="T57">sistra</text:span>.entidad=A04003003</text:p>
          </table:table-cell>
        </table:table-row>
      </table:table>
      <text:p text:style-name="P46"><text:tab/><text:span text:style-name="T56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1"><text:span text:style-name="T40">#</text:span><text:span text:style-name="T42">REGWEB</text:span><text:span text:style-name="T40"><text:line-break/></text:span><text:span text:style-name="T39">es.caib.carpeta.pluginsib.carpetafront.regweb32.url</text:span><text:span text:style-name="T40">=https://dev.caib.es/regweb3/ws/v3/RegWebAsientoRegistral<text:line-break/></text:span><text:span text:style-name="T39">es.caib.carpeta.pluginsib.carpetafront.regweb32.user</text:span><text:span text:style-name="T40">=</text:span><text:span text:style-name="T42">USER</text:span><text:span text:style-name="T40"><text:line-break/></text:span><text:span text:style-name="T39">es.caib.carpeta.pluginsib.carpetafront.regweb32.pass</text:span><text:span text:style-name="T40">=</text:span><text:span text:style-name="T41">PASSWORD</text:span></text:p>
          </table:table-cell>
        </table:table-row>
      </table:table>
      <text:p text:style-name="P47"/>
      <text:h text:style-name="P138" text:outline-level="3">Canvis Administrador d’Entitat</text:h>
      <text:list xml:id="list4136594460" text:style-name="L18">
        <text:list-item>
          <text:p text:style-name="P104"/>
        </text:list-item>
      </text:list>
      <text:list xml:id="list953392787" text:style-name="L19">
        <text:list-header>
          <text:p text:style-name="P109"/>
        </text:list-header>
      </text:list>
      <text:p text:style-name="P35"/>
      <text:h text:style-name="P122" text:outline-level="2"><text:bookmark-start text:name="__RefHeading___Toc4534_596115327"/><text:soft-page-break/>Canvis Web Front<text:bookmark-end text:name="__RefHeading___Toc4534_596115327"/></text:h>
      <text:list xml:id="list762503864" text:style-name="L20">
        <text:list-item>
          <text:p text:style-name="P82">Creació del component RegwebDetallComponent, situat dintre de la carpeta «pluginsib-carpetafront». S’encarrega de mostrar el detall d’un registre des dels plugins de RegWeb i de Sistra, en aquest darrer cas, quan <text:span text:style-name="T57">només</text:span> es tracta de tràmits de tipus REGISTRO. <text:s/></text:p>
          <text:p text:style-name="P79"/>
        </text:list-item>
      </text:list>
      <text:h text:style-name="P124" text:outline-level="2"><text:bookmark-start text:name="__RefHeading___Toc4536_596115327"/>Sistemes<text:bookmark-end text:name="__RefHeading___Toc4536_596115327"/></text:h>
      <text:h text:style-name="P140" text:outline-level="3">Propietats de Sistema i Propietats Globals</text:h>
      <text:list xml:id="list679295601" text:style-name="L21">
        <text:list-item>
          <text:p text:style-name="P83">S’ha creat un «scheduler» per tal d’esborrar els logs que es creen al sistema. Per tal d’activar-ho, s’han de crear dues propietats globals amb el rol de <text:span text:style-name="T57">S</text:span>uper<text:span text:style-name="T57">A</text:span>dmistrador:</text:p>
          <text:list>
            <text:list-item>
              <text:p text:style-name="P83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83">«es.caib.carpeta.esborrarlogs.dies» : indica el número de dies que volem conservar de log. El valor per defecte és 90. <text:span text:style-name="T57">Això significa que amb </text:span>el valor per defecte, només es mantenen els logs dels darrers 90 dies.</text:p>
            </text:list-item>
          </text:list>
        </text:list-item>
      </text:list>
      <text:p text:style-name="P59"><text:tab/>Si es modifica qualque valor d’aquestes propietats, es necessari aturar i tornar a arrancar el JBOSS per a què tinguin efecte els canvis.</text:p>
      <text:h text:style-name="P133" text:outline-level="3">Actualitzar BBDD</text:h>
      <text:p text:style-name="P39"><text:tab/><text:span text:style-name="T34">Hi ha hagut certs canvis de Base de Dades, d'aquí que s’hagi d’executar l’script SQL </text:span><text:span text:style-name="T27">update_from_1.1.</text:span><text:span text:style-name="T31">8</text:span><text:span text:style-name="T30">_</text:span><text:span text:style-name="T27">to_1.1.</text:span><text:span text:style-name="T31">9_</text:span><text:span text:style-name="T32">schema</text:span><text:span text:style-name="T27">.sql </text:span><text:span text:style-name="T58">i </text:span><text:span text:style-name="T32">update_from_1.1.8_to_1.1.9_data.sql</text:span><text:span text:style-name="T27">.</text:span><text:span text:style-name="T34"> Hi ha versions postgresql i oracle.</text:span></text:p>
      <text:h text:style-name="Heading_20_3" text:outline-level="3">Datasources</text:h>
      <text:p text:style-name="P49"><text:span text:style-name="T21"><text:tab/></text:span>S'han realitzat canvis en els fitxers <text:span text:style-name="T59">datasource</text:span> d'oracle i postgresql de dintre <text:span text:style-name="T59">la carpeta</text:span> /scripts/datasources/ per a qué es pugin configurar els datasources sense haver de tocar el fitxer de configuració standalone.xml. Simplement, <text:span text:style-name="T59">amb aquest format, </text:span>s'han de copiar al directori de desplegament. </text:p>
      <text:h text:style-name="P122" text:outline-level="2"><text:bookmark-start text:name="__RefHeading___Toc1866_197229710911"/>Desenvolupador<text:bookmark-end text:name="__RefHeading___Toc1866_197229710911"/></text:h>
      <text:list xml:id="list1726505686" text:style-name="L22">
        <text:list-header>
          <text:p text:style-name="P9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3"><draw:image xlink:href="Pictures/1000020100000208000005E87A63FCA3DA781494.png" xlink:type="simple" xlink:show="embed" xlink:actuate="onLoad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 <text:span text:style-name="MT3">de </text:span><text:span text:style-name="MT3"><text:page-count>11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 de </text:span><text:span text:style-name="MT7"><text:page-count>11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6</meta:editing-cycles>
    <meta:creation-date>2019-12-18T08:12:13.731000000</meta:creation-date>
    <meta:editing-duration>PT7H52M53S</meta:editing-duration>
    <meta:generator>LibreOffice/5.3.3.2$Windows_x86 LibreOffice_project/3d9a8b4b4e538a85e0782bd6c2d430bafe583448</meta:generator>
    <dc:date>2021-05-17T13:59:55.515000000</dc:date>
    <meta:document-statistic meta:table-count="10" meta:image-count="2" meta:object-count="0" meta:page-count="11" meta:paragraph-count="179" meta:word-count="1475" meta:character-count="11072" meta:non-whitespace-character-count="980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